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est.tx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HJARAZIONI</text:p>
          </table:table-cell>
          <table:table-cell table:number-columns-repeated="2" office:value-type="string" calcext:value-type="string">
            <text:p>cos</text:p>
          </table:table-cell>
          <table:table-cell table:formula="of:=IF([.C2]=[.B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IRSALI</text:p>
          </table:table-cell>
          <table:table-cell table:number-columns-repeated="2" office:value-type="string" calcext:value-type="string">
            <text:p>cos</text:p>
          </table:table-cell>
          <table:table-cell table:formula="of:=IF([.C3]=[.B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4]=[.B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os</text:p>
          </table:table-cell>
          <table:table-cell table:formula="of:=IF([.C5]=[.B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I</text:p>
          </table:table-cell>
          <table:table-cell table:number-columns-repeated="2" office:value-type="string" calcext:value-type="string">
            <text:p>cos</text:p>
          </table:table-cell>
          <table:table-cell table:formula="of:=IF([.C6]=[.B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7]=[.B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MU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os</text:p>
          </table:table-cell>
          <table:table-cell table:formula="of:=IF([.C8]=[.B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fra</text:p>
          </table:table-cell>
          <table:table-cell table:formula="of:=IF([.C9]=[.B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ereas</text:p>
          </table:table-cell>
          <table:table-cell table:number-columns-repeated="2" office:value-type="string" calcext:value-type="string">
            <text:p>eng</text:p>
          </table:table-cell>
          <table:table-cell table:formula="of:=IF([.C10]=[.B1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2" office:value-type="string" calcext:value-type="string">
            <text:p>eng</text:p>
          </table:table-cell>
          <table:table-cell table:formula="of:=IF([.C11]=[.B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12]=[.B1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13]=[.B1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herent</text:p>
          </table:table-cell>
          <table:table-cell table:number-columns-repeated="2" office:value-type="string" calcext:value-type="string">
            <text:p>eng</text:p>
          </table:table-cell>
          <table:table-cell table:formula="of:=IF([.C14]=[.B1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nity</text:p>
          </table:table-cell>
          <table:table-cell table:number-columns-repeated="2" office:value-type="string" calcext:value-type="string">
            <text:p>eng</text:p>
          </table:table-cell>
          <table:table-cell table:formula="of:=IF([.C15]=[.B1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ng</text:p>
          </table:table-cell>
          <table:table-cell table:formula="of:=IF([.C16]=[.B1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17]=[.B1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18]=[.B1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 office:value-type="string" calcext:value-type="string">
            <text:p>eng</text:p>
          </table:table-cell>
          <table:table-cell table:formula="of:=IF([.C19]=[.B1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ng</text:p>
          </table:table-cell>
          <table:table-cell table:formula="of:=IF([.C20]=[.B2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alienable</text:p>
          </table:table-cell>
          <table:table-cell table:number-columns-repeated="2" office:value-type="string" calcext:value-type="string">
            <text:p>eng</text:p>
          </table:table-cell>
          <table:table-cell table:formula="of:=IF([.C21]=[.B2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s</text:p>
          </table:table-cell>
          <table:table-cell table:number-columns-repeated="2" office:value-type="string" calcext:value-type="string">
            <text:p>eng</text:p>
          </table:table-cell>
          <table:table-cell table:formula="of:=IF([.C22]=[.B2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23]=[.B2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eng</text:p>
          </table:table-cell>
          <table:table-cell table:formula="of:=IF([.C24]=[.B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mbers</text:p>
          </table:table-cell>
          <table:table-cell table:number-columns-repeated="2" office:value-type="string" calcext:value-type="string">
            <text:p>eng</text:p>
          </table:table-cell>
          <table:table-cell table:formula="of:=IF([.C25]=[.B2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26]=[.B2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27]=[.B2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eng</text:p>
          </table:table-cell>
          <table:table-cell table:formula="of:=IF([.C28]=[.B2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2" office:value-type="string" calcext:value-type="string">
            <text:p>eng</text:p>
          </table:table-cell>
          <table:table-cell table:formula="of:=IF([.C29]=[.B2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eng</text:p>
          </table:table-cell>
          <table:table-cell table:formula="of:=IF([.C30]=[.B3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31]=[.B3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undation</text:p>
          </table:table-cell>
          <table:table-cell table:number-columns-repeated="2" office:value-type="string" calcext:value-type="string">
            <text:p>eng</text:p>
          </table:table-cell>
          <table:table-cell table:formula="of:=IF([.C32]=[.B3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33]=[.B3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edom,</text:p>
          </table:table-cell>
          <table:table-cell table:number-columns-repeated="2" office:value-type="string" calcext:value-type="string">
            <text:p>eng</text:p>
          </table:table-cell>
          <table:table-cell table:formula="of:=IF([.C34]=[.B3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2" office:value-type="string" calcext:value-type="string">
            <text:p>eng</text:p>
          </table:table-cell>
          <table:table-cell table:formula="of:=IF([.C35]=[.B3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ng</text:p>
          </table:table-cell>
          <table:table-cell table:formula="of:=IF([.C36]=[.B3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eng</text:p>
          </table:table-cell>
          <table:table-cell table:formula="of:=IF([.C37]=[.B3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eng</text:p>
          </table:table-cell>
          <table:table-cell table:formula="of:=IF([.C38]=[.B3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39]=[.B3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rld,</text:p>
          </table:table-cell>
          <table:table-cell table:number-columns-repeated="2" office:value-type="string" calcext:value-type="string">
            <text:p>eng</text:p>
          </table:table-cell>
          <table:table-cell table:formula="of:=IF([.C40]=[.B4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erando</text:p>
          </table:table-cell>
          <table:table-cell table:number-columns-repeated="2" office:value-type="string" calcext:value-type="string">
            <text:p>spa</text:p>
          </table:table-cell>
          <table:table-cell table:formula="of:=IF([.C41]=[.B4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pa</text:p>
          </table:table-cell>
          <table:table-cell table:formula="of:=IF([.C42]=[.B4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2" office:value-type="string" calcext:value-type="string">
            <text:p>spa</text:p>
          </table:table-cell>
          <table:table-cell table:formula="of:=IF([.C43]=[.B4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conocimiento</text:p>
          </table:table-cell>
          <table:table-cell table:number-columns-repeated="2" office:value-type="string" calcext:value-type="string">
            <text:p>spa</text:p>
          </table:table-cell>
          <table:table-cell table:formula="of:=IF([.C44]=[.B4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pa</text:p>
          </table:table-cell>
          <table:table-cell table:formula="of:=IF([.C45]=[.B4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2" office:value-type="string" calcext:value-type="string">
            <text:p>spa</text:p>
          </table:table-cell>
          <table:table-cell table:formula="of:=IF([.C46]=[.B4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osprecio</text:p>
          </table:table-cell>
          <table:table-cell table:number-columns-repeated="2" office:value-type="string" calcext:value-type="string">
            <text:p>spa</text:p>
          </table:table-cell>
          <table:table-cell table:formula="of:=IF([.C47]=[.B4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48]=[.B4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</text:p>
          </table:table-cell>
          <table:table-cell table:number-columns-repeated="2" office:value-type="string" calcext:value-type="string">
            <text:p>spa</text:p>
          </table:table-cell>
          <table:table-cell table:formula="of:=IF([.C49]=[.B4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echos</text:p>
          </table:table-cell>
          <table:table-cell table:number-columns-repeated="2" office:value-type="string" calcext:value-type="string">
            <text:p>spa</text:p>
          </table:table-cell>
          <table:table-cell table:formula="of:=IF([.C50]=[.B5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os</text:p>
          </table:table-cell>
          <table:table-cell table:number-columns-repeated="2" office:value-type="string" calcext:value-type="string">
            <text:p>spa</text:p>
          </table:table-cell>
          <table:table-cell table:formula="of:=IF([.C51]=[.B5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</text:p>
          </table:table-cell>
          <table:table-cell table:number-columns-repeated="2" office:value-type="string" calcext:value-type="string">
            <text:p>spa</text:p>
          </table:table-cell>
          <table:table-cell table:formula="of:=IF([.C52]=[.B5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ginado</text:p>
          </table:table-cell>
          <table:table-cell table:number-columns-repeated="2" office:value-type="string" calcext:value-type="string">
            <text:p>spa</text:p>
          </table:table-cell>
          <table:table-cell table:formula="of:=IF([.C53]=[.B5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tos</text:p>
          </table:table-cell>
          <table:table-cell table:number-columns-repeated="2" office:value-type="string" calcext:value-type="string">
            <text:p>spa</text:p>
          </table:table-cell>
          <table:table-cell table:formula="of:=IF([.C54]=[.B5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55]=[.B5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barie</text:p>
          </table:table-cell>
          <table:table-cell table:number-columns-repeated="2" office:value-type="string" calcext:value-type="string">
            <text:p>spa</text:p>
          </table:table-cell>
          <table:table-cell table:formula="of:=IF([.C56]=[.B5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ltrajantes</text:p>
          </table:table-cell>
          <table:table-cell table:number-columns-repeated="2" office:value-type="string" calcext:value-type="string">
            <text:p>spa</text:p>
          </table:table-cell>
          <table:table-cell table:formula="of:=IF([.C57]=[.B5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</text:p>
          </table:table-cell>
          <table:table-cell table:number-columns-repeated="2" office:value-type="string" calcext:value-type="string">
            <text:p>spa</text:p>
          </table:table-cell>
          <table:table-cell table:formula="of:=IF([.C58]=[.B5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59]=[.B5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iencia</text:p>
          </table:table-cell>
          <table:table-cell table:number-columns-repeated="2" office:value-type="string" calcext:value-type="string">
            <text:p>spa</text:p>
          </table:table-cell>
          <table:table-cell table:formula="of:=IF([.C60]=[.B6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61]=[.B6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62]=[.B6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idad;</text:p>
          </table:table-cell>
          <table:table-cell table:number-columns-repeated="2" office:value-type="string" calcext:value-type="string">
            <text:p>spa</text:p>
          </table:table-cell>
          <table:table-cell table:formula="of:=IF([.C63]=[.B6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pa</text:p>
          </table:table-cell>
          <table:table-cell table:formula="of:=IF([.C64]=[.B6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pa</text:p>
          </table:table-cell>
          <table:table-cell table:formula="of:=IF([.C65]=[.B6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pa</text:p>
          </table:table-cell>
          <table:table-cell table:formula="of:=IF([.C66]=[.B6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spa</text:p>
          </table:table-cell>
          <table:table-cell table:formula="of:=IF([.C67]=[.B6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lamado,</text:p>
          </table:table-cell>
          <table:table-cell table:number-columns-repeated="2" office:value-type="string" calcext:value-type="string">
            <text:p>spa</text:p>
          </table:table-cell>
          <table:table-cell table:formula="of:=IF([.C68]=[.B6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table:number-columns-repeated="2" office:value-type="string" calcext:value-type="string">
            <text:p>spa</text:p>
          </table:table-cell>
          <table:table-cell table:formula="of:=IF([.C69]=[.B6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70]=[.B7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iración</text:p>
          </table:table-cell>
          <table:table-cell table:number-columns-repeated="2" office:value-type="string" calcext:value-type="string">
            <text:p>spa</text:p>
          </table:table-cell>
          <table:table-cell table:formula="of:=IF([.C71]=[.B7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ás</text:p>
          </table:table-cell>
          <table:table-cell table:number-columns-repeated="2" office:value-type="string" calcext:value-type="string">
            <text:p>spa</text:p>
          </table:table-cell>
          <table:table-cell table:formula="of:=IF([.C72]=[.B7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vada</text:p>
          </table:table-cell>
          <table:table-cell table:number-columns-repeated="2" office:value-type="string" calcext:value-type="string">
            <text:p>spa</text:p>
          </table:table-cell>
          <table:table-cell table:formula="of:=IF([.C73]=[.B7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spa</text:p>
          </table:table-cell>
          <table:table-cell table:formula="of:=IF([.C74]=[.B7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bre,</text:p>
          </table:table-cell>
          <table:table-cell table:number-columns-repeated="2" office:value-type="string" calcext:value-type="string">
            <text:p>spa</text:p>
          </table:table-cell>
          <table:table-cell table:formula="of:=IF([.C75]=[.B7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table:number-columns-repeated="2" office:value-type="string" calcext:value-type="string">
            <text:p>spa</text:p>
          </table:table-cell>
          <table:table-cell table:formula="of:=IF([.C76]=[.B7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venimiento</text:p>
          </table:table-cell>
          <table:table-cell table:number-columns-repeated="2" office:value-type="string" calcext:value-type="string">
            <text:p>spa</text:p>
          </table:table-cell>
          <table:table-cell table:formula="of:=IF([.C77]=[.B7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78]=[.B7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spa</text:p>
          </table:table-cell>
          <table:table-cell table:formula="of:=IF([.C79]=[.B7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do</text:p>
          </table:table-cell>
          <table:table-cell table:number-columns-repeated="2" office:value-type="string" calcext:value-type="string">
            <text:p>spa</text:p>
          </table:table-cell>
          <table:table-cell table:formula="of:=IF([.C80]=[.B8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pa</text:p>
          </table:table-cell>
          <table:table-cell table:formula="of:=IF([.C81]=[.B8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pa</text:p>
          </table:table-cell>
          <table:table-cell table:formula="of:=IF([.C82]=[.B8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</text:p>
          </table:table-cell>
          <table:table-cell table:number-columns-repeated="2" office:value-type="string" calcext:value-type="string">
            <text:p>spa</text:p>
          </table:table-cell>
          <table:table-cell table:formula="of:=IF([.C83]=[.B8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es</text:p>
          </table:table-cell>
          <table:table-cell table:number-columns-repeated="2" office:value-type="string" calcext:value-type="string">
            <text:p>spa</text:p>
          </table:table-cell>
          <table:table-cell table:formula="of:=IF([.C84]=[.B8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os,</text:p>
          </table:table-cell>
          <table:table-cell table:number-columns-repeated="2" office:value-type="string" calcext:value-type="string">
            <text:p>spa</text:p>
          </table:table-cell>
          <table:table-cell table:formula="of:=IF([.C85]=[.B8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ados</text:p>
          </table:table-cell>
          <table:table-cell table:number-columns-repeated="2" office:value-type="string" calcext:value-type="string">
            <text:p>spa</text:p>
          </table:table-cell>
          <table:table-cell table:formula="of:=IF([.C86]=[.B8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spa</text:p>
          </table:table-cell>
          <table:table-cell table:formula="of:=IF([.C87]=[.B8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or</text:p>
          </table:table-cell>
          <table:table-cell table:number-columns-repeated="2" office:value-type="string" calcext:value-type="string">
            <text:p>spa</text:p>
          </table:table-cell>
          <table:table-cell table:formula="of:=IF([.C88]=[.B8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pa</text:p>
          </table:table-cell>
          <table:table-cell table:formula="of:=IF([.C89]=[.B8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90]=[.B9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91]=[.B9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eria,</text:p>
          </table:table-cell>
          <table:table-cell table:number-columns-repeated="2" office:value-type="string" calcext:value-type="string">
            <text:p>spa</text:p>
          </table:table-cell>
          <table:table-cell table:formula="of:=IF([.C92]=[.B9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fruten</text:p>
          </table:table-cell>
          <table:table-cell table:number-columns-repeated="2" office:value-type="string" calcext:value-type="string">
            <text:p>spa</text:p>
          </table:table-cell>
          <table:table-cell table:formula="of:=IF([.C93]=[.B9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94]=[.B9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95]=[.B9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tad</text:p>
          </table:table-cell>
          <table:table-cell table:number-columns-repeated="2" office:value-type="string" calcext:value-type="string">
            <text:p>spa</text:p>
          </table:table-cell>
          <table:table-cell table:formula="of:=IF([.C96]=[.B9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97]=[.B9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labra</text:p>
          </table:table-cell>
          <table:table-cell table:number-columns-repeated="2" office:value-type="string" calcext:value-type="string">
            <text:p>spa</text:p>
          </table:table-cell>
          <table:table-cell table:formula="of:=IF([.C98]=[.B9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pa</text:p>
          </table:table-cell>
          <table:table-cell table:formula="of:=IF([.C99]=[.B9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100]=[.B10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pa</text:p>
          </table:table-cell>
          <table:table-cell table:formula="of:=IF([.C101]=[.B10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tad</text:p>
          </table:table-cell>
          <table:table-cell table:number-columns-repeated="2" office:value-type="string" calcext:value-type="string">
            <text:p>spa</text:p>
          </table:table-cell>
          <table:table-cell table:formula="of:=IF([.C102]=[.B10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pa</text:p>
          </table:table-cell>
          <table:table-cell table:formula="of:=IF([.C103]=[.B10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eencias,</text:p>
          </table:table-cell>
          <table:table-cell table:number-columns-repeated="2" office:value-type="string" calcext:value-type="string">
            <text:p>spa</text:p>
          </table:table-cell>
          <table:table-cell table:formula="of:=IF([.C104]=[.B10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erato</text:p>
          </table:table-cell>
          <table:table-cell table:number-columns-repeated="2" office:value-type="string" calcext:value-type="string">
            <text:p>ita</text:p>
          </table:table-cell>
          <table:table-cell table:formula="of:=IF([.C105]=[.B10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ita</text:p>
          </table:table-cell>
          <table:table-cell table:formula="of:=IF([.C106]=[.B10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 table:number-columns-repeated="2" office:value-type="string" calcext:value-type="string">
            <text:p>ita</text:p>
          </table:table-cell>
          <table:table-cell table:formula="of:=IF([.C107]=[.B10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spensabile</text:p>
          </table:table-cell>
          <table:table-cell table:number-columns-repeated="2" office:value-type="string" calcext:value-type="string">
            <text:p>ita</text:p>
          </table:table-cell>
          <table:table-cell table:formula="of:=IF([.C108]=[.B10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ita</text:p>
          </table:table-cell>
          <table:table-cell table:formula="of:=IF([.C109]=[.B10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ta</text:p>
          </table:table-cell>
          <table:table-cell table:formula="of:=IF([.C110]=[.B11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i</text:p>
          </table:table-cell>
          <table:table-cell table:number-columns-repeated="2" office:value-type="string" calcext:value-type="string">
            <text:p>ita</text:p>
          </table:table-cell>
          <table:table-cell table:formula="of:=IF([.C111]=[.B1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ani</text:p>
          </table:table-cell>
          <table:table-cell table:number-columns-repeated="2" office:value-type="string" calcext:value-type="string">
            <text:p>ita</text:p>
          </table:table-cell>
          <table:table-cell table:formula="of:=IF([.C112]=[.B11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no</text:p>
          </table:table-cell>
          <table:table-cell table:number-columns-repeated="2" office:value-type="string" calcext:value-type="string">
            <text:p>ita</text:p>
          </table:table-cell>
          <table:table-cell table:formula="of:=IF([.C113]=[.B11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tti</text:p>
          </table:table-cell>
          <table:table-cell table:number-columns-repeated="2" office:value-type="string" calcext:value-type="string">
            <text:p>ita</text:p>
          </table:table-cell>
          <table:table-cell table:formula="of:=IF([.C114]=[.B11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ita</text:p>
          </table:table-cell>
          <table:table-cell table:formula="of:=IF([.C115]=[.B11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me</text:p>
          </table:table-cell>
          <table:table-cell table:number-columns-repeated="2" office:value-type="string" calcext:value-type="string">
            <text:p>ita</text:p>
          </table:table-cell>
          <table:table-cell table:formula="of:=IF([.C116]=[.B11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diche,</text:p>
          </table:table-cell>
          <table:table-cell table:number-columns-repeated="2" office:value-type="string" calcext:value-type="string">
            <text:p>ita</text:p>
          </table:table-cell>
          <table:table-cell table:formula="of:=IF([.C117]=[.B11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ita</text:p>
          </table:table-cell>
          <table:table-cell table:formula="of:=IF([.C118]=[.B11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ita</text:p>
          </table:table-cell>
          <table:table-cell table:formula="of:=IF([.C119]=[.B11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ole</text:p>
          </table:table-cell>
          <table:table-cell table:number-columns-repeated="2" office:value-type="string" calcext:value-type="string">
            <text:p>ita</text:p>
          </table:table-cell>
          <table:table-cell table:formula="of:=IF([.C120]=[.B12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itare</text:p>
          </table:table-cell>
          <table:table-cell table:number-columns-repeated="2" office:value-type="string" calcext:value-type="string">
            <text:p>ita</text:p>
          </table:table-cell>
          <table:table-cell table:formula="of:=IF([.C121]=[.B12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ita</text:p>
          </table:table-cell>
          <table:table-cell table:formula="of:=IF([.C122]=[.B12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uomo</text:p>
          </table:table-cell>
          <table:table-cell table:number-columns-repeated="2" office:value-type="string" calcext:value-type="string">
            <text:p>ita</text:p>
          </table:table-cell>
          <table:table-cell table:formula="of:=IF([.C123]=[.B12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</text:p>
          </table:table-cell>
          <table:table-cell table:number-columns-repeated="2" office:value-type="string" calcext:value-type="string">
            <text:p>ita</text:p>
          </table:table-cell>
          <table:table-cell table:formula="of:=IF([.C124]=[.B1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retto</text:p>
          </table:table-cell>
          <table:table-cell table:number-columns-repeated="2" office:value-type="string" calcext:value-type="string">
            <text:p>ita</text:p>
          </table:table-cell>
          <table:table-cell table:formula="of:=IF([.C125]=[.B12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ta</text:p>
          </table:table-cell>
          <table:table-cell table:formula="of:=IF([.C126]=[.B12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correre,</text:p>
          </table:table-cell>
          <table:table-cell table:number-columns-repeated="2" office:value-type="string" calcext:value-type="string">
            <text:p>ita</text:p>
          </table:table-cell>
          <table:table-cell table:formula="of:=IF([.C127]=[.B12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e</text:p>
          </table:table-cell>
          <table:table-cell table:number-columns-repeated="2" office:value-type="string" calcext:value-type="string">
            <text:p>ita</text:p>
          </table:table-cell>
          <table:table-cell table:formula="of:=IF([.C128]=[.B12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ltima</text:p>
          </table:table-cell>
          <table:table-cell table:number-columns-repeated="2" office:value-type="string" calcext:value-type="string">
            <text:p>ita</text:p>
          </table:table-cell>
          <table:table-cell table:formula="of:=IF([.C129]=[.B12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anza,</text:p>
          </table:table-cell>
          <table:table-cell table:number-columns-repeated="2" office:value-type="string" calcext:value-type="string">
            <text:p>ita</text:p>
          </table:table-cell>
          <table:table-cell table:formula="of:=IF([.C130]=[.B13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a</text:p>
          </table:table-cell>
          <table:table-cell table:number-columns-repeated="2" office:value-type="string" calcext:value-type="string">
            <text:p>ita</text:p>
          </table:table-cell>
          <table:table-cell table:formula="of:=IF([.C131]=[.B13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bellione</text:p>
          </table:table-cell>
          <table:table-cell table:number-columns-repeated="2" office:value-type="string" calcext:value-type="string">
            <text:p>ita</text:p>
          </table:table-cell>
          <table:table-cell table:formula="of:=IF([.C132]=[.B13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</text:p>
          </table:table-cell>
          <table:table-cell table:number-columns-repeated="2" office:value-type="string" calcext:value-type="string">
            <text:p>ita</text:p>
          </table:table-cell>
          <table:table-cell table:formula="of:=IF([.C133]=[.B13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ita</text:p>
          </table:table-cell>
          <table:table-cell table:formula="of:=IF([.C134]=[.B13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rannia</text:p>
          </table:table-cell>
          <table:table-cell table:number-columns-repeated="2" office:value-type="string" calcext:value-type="string">
            <text:p>ita</text:p>
          </table:table-cell>
          <table:table-cell table:formula="of:=IF([.C135]=[.B13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table:formula="of:=IF([.C136]=[.B13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oppressione;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table:formula="of:=IF([.C137]=[.B13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érant</text:p>
          </table:table-cell>
          <table:table-cell table:number-columns-repeated="2" office:value-type="string" calcext:value-type="string">
            <text:p>fra</text:p>
          </table:table-cell>
          <table:table-cell table:formula="of:=IF([.C138]=[.B13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fra</text:p>
          </table:table-cell>
          <table:table-cell table:formula="of:=IF([.C139]=[.B13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140]=[.B14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141]=[.B14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te</text:p>
          </table:table-cell>
          <table:table-cell table:number-columns-repeated="2" office:value-type="string" calcext:value-type="string">
            <text:p>fra</text:p>
          </table:table-cell>
          <table:table-cell table:formula="of:=IF([.C142]=[.B14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fra</text:p>
          </table:table-cell>
          <table:table-cell table:formula="of:=IF([.C143]=[.B14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uples</text:p>
          </table:table-cell>
          <table:table-cell table:number-columns-repeated="2" office:value-type="string" calcext:value-type="string">
            <text:p>fra</text:p>
          </table:table-cell>
          <table:table-cell table:formula="of:=IF([.C144]=[.B14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fra</text:p>
          </table:table-cell>
          <table:table-cell table:formula="of:=IF([.C145]=[.B14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ions</text:p>
          </table:table-cell>
          <table:table-cell table:number-columns-repeated="2" office:value-type="string" calcext:value-type="string">
            <text:p>fra</text:p>
          </table:table-cell>
          <table:table-cell table:formula="of:=IF([.C146]=[.B14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es</text:p>
          </table:table-cell>
          <table:table-cell table:number-columns-repeated="2" office:value-type="string" calcext:value-type="string">
            <text:p>fra</text:p>
          </table:table-cell>
          <table:table-cell table:formula="of:=IF([.C147]=[.B14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fra</text:p>
          </table:table-cell>
          <table:table-cell table:formula="of:=IF([.C148]=[.B14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lamé</text:p>
          </table:table-cell>
          <table:table-cell table:number-columns-repeated="2" office:value-type="string" calcext:value-type="string">
            <text:p>fra</text:p>
          </table:table-cell>
          <table:table-cell table:formula="of:=IF([.C149]=[.B14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150]=[.B15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eau</text:p>
          </table:table-cell>
          <table:table-cell table:number-columns-repeated="2" office:value-type="string" calcext:value-type="string">
            <text:p>fra</text:p>
          </table:table-cell>
          <table:table-cell table:formula="of:=IF([.C151]=[.B15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r</text:p>
          </table:table-cell>
          <table:table-cell table:number-columns-repeated="2" office:value-type="string" calcext:value-type="string">
            <text:p>fra</text:p>
          </table:table-cell>
          <table:table-cell table:formula="of:=IF([.C152]=[.B15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table:number-columns-repeated="2" office:value-type="string" calcext:value-type="string">
            <text:p>fra</text:p>
          </table:table-cell>
          <table:table-cell table:formula="of:=IF([.C153]=[.B15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154]=[.B15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fra</text:p>
          </table:table-cell>
          <table:table-cell table:formula="of:=IF([.C155]=[.B15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its</text:p>
          </table:table-cell>
          <table:table-cell table:number-columns-repeated="2" office:value-type="string" calcext:value-type="string">
            <text:p>fra</text:p>
          </table:table-cell>
          <table:table-cell table:formula="of:=IF([.C156]=[.B15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damentaux</text:p>
          </table:table-cell>
          <table:table-cell table:number-columns-repeated="2" office:value-type="string" calcext:value-type="string">
            <text:p>fra</text:p>
          </table:table-cell>
          <table:table-cell table:formula="of:=IF([.C157]=[.B15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158]=[.B15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homme,</text:p>
          </table:table-cell>
          <table:table-cell table:number-columns-repeated="2" office:value-type="string" calcext:value-type="string">
            <text:p>fra</text:p>
          </table:table-cell>
          <table:table-cell table:formula="of:=IF([.C159]=[.B15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160]=[.B16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161]=[.B16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nité</text:p>
          </table:table-cell>
          <table:table-cell table:number-columns-repeated="2" office:value-type="string" calcext:value-type="string">
            <text:p>fra</text:p>
          </table:table-cell>
          <table:table-cell table:formula="of:=IF([.C162]=[.B16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163]=[.B16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164]=[.B16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ur</text:p>
          </table:table-cell>
          <table:table-cell table:number-columns-repeated="2" office:value-type="string" calcext:value-type="string">
            <text:p>fra</text:p>
          </table:table-cell>
          <table:table-cell table:formula="of:=IF([.C165]=[.B16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166]=[.B16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167]=[.B16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ne</text:p>
          </table:table-cell>
          <table:table-cell table:number-columns-repeated="2" office:value-type="string" calcext:value-type="string">
            <text:p>fra</text:p>
          </table:table-cell>
          <table:table-cell table:formula="of:=IF([.C168]=[.B16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ine,</text:p>
          </table:table-cell>
          <table:table-cell table:number-columns-repeated="2" office:value-type="string" calcext:value-type="string">
            <text:p>fra</text:p>
          </table:table-cell>
          <table:table-cell table:formula="of:=IF([.C169]=[.B16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170]=[.B17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égalité</text:p>
          </table:table-cell>
          <table:table-cell table:number-columns-repeated="2" office:value-type="string" calcext:value-type="string">
            <text:p>fra</text:p>
          </table:table-cell>
          <table:table-cell table:formula="of:=IF([.C171]=[.B17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fra</text:p>
          </table:table-cell>
          <table:table-cell table:formula="of:=IF([.C172]=[.B17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its</text:p>
          </table:table-cell>
          <table:table-cell table:number-columns-repeated="2" office:value-type="string" calcext:value-type="string">
            <text:p>fra</text:p>
          </table:table-cell>
          <table:table-cell table:formula="of:=IF([.C173]=[.B17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fra</text:p>
          </table:table-cell>
          <table:table-cell table:formula="of:=IF([.C174]=[.B17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mmes</text:p>
          </table:table-cell>
          <table:table-cell table:number-columns-repeated="2" office:value-type="string" calcext:value-type="string">
            <text:p>fra</text:p>
          </table:table-cell>
          <table:table-cell table:formula="of:=IF([.C175]=[.B17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176]=[.B17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fra</text:p>
          </table:table-cell>
          <table:table-cell table:formula="of:=IF([.C177]=[.B17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mmes,</text:p>
          </table:table-cell>
          <table:table-cell table:number-columns-repeated="2" office:value-type="string" calcext:value-type="string">
            <text:p>fra</text:p>
          </table:table-cell>
          <table:table-cell table:formula="of:=IF([.C178]=[.B17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179]=[.B17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’ils</text:p>
          </table:table-cell>
          <table:table-cell table:number-columns-repeated="2" office:value-type="string" calcext:value-type="string">
            <text:p>fra</text:p>
          </table:table-cell>
          <table:table-cell table:formula="of:=IF([.C180]=[.B18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fra</text:p>
          </table:table-cell>
          <table:table-cell table:formula="of:=IF([.C181]=[.B18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nt</text:p>
          </table:table-cell>
          <table:table-cell table:number-columns-repeated="2" office:value-type="string" calcext:value-type="string">
            <text:p>fra</text:p>
          </table:table-cell>
          <table:table-cell table:formula="of:=IF([.C182]=[.B18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larés</text:p>
          </table:table-cell>
          <table:table-cell table:number-columns-repeated="2" office:value-type="string" calcext:value-type="string">
            <text:p>fra</text:p>
          </table:table-cell>
          <table:table-cell table:formula="of:=IF([.C183]=[.B18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solus</text:p>
          </table:table-cell>
          <table:table-cell table:number-columns-repeated="2" office:value-type="string" calcext:value-type="string">
            <text:p>fra</text:p>
          </table:table-cell>
          <table:table-cell table:formula="of:=IF([.C184]=[.B18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185]=[.B18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voriser</text:p>
          </table:table-cell>
          <table:table-cell table:number-columns-repeated="2" office:value-type="string" calcext:value-type="string">
            <text:p>fra</text:p>
          </table:table-cell>
          <table:table-cell table:formula="of:=IF([.C186]=[.B18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fra</text:p>
          </table:table-cell>
          <table:table-cell table:formula="of:=IF([.C187]=[.B18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grès</text:p>
          </table:table-cell>
          <table:table-cell table:number-columns-repeated="2" office:value-type="string" calcext:value-type="string">
            <text:p>fra</text:p>
          </table:table-cell>
          <table:table-cell table:formula="of:=IF([.C188]=[.B18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fra</text:p>
          </table:table-cell>
          <table:table-cell table:formula="of:=IF([.C189]=[.B18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190]=[.B19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191]=[.B19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aurer</text:p>
          </table:table-cell>
          <table:table-cell table:number-columns-repeated="2" office:value-type="string" calcext:value-type="string">
            <text:p>fra</text:p>
          </table:table-cell>
          <table:table-cell table:formula="of:=IF([.C192]=[.B19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193]=[.B19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illeures</text:p>
          </table:table-cell>
          <table:table-cell table:number-columns-repeated="2" office:value-type="string" calcext:value-type="string">
            <text:p>fra</text:p>
          </table:table-cell>
          <table:table-cell table:formula="of:=IF([.C194]=[.B19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table:number-columns-repeated="2" office:value-type="string" calcext:value-type="string">
            <text:p>fra</text:p>
          </table:table-cell>
          <table:table-cell table:formula="of:=IF([.C195]=[.B19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196]=[.B19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</text:p>
          </table:table-cell>
          <table:table-cell table:number-columns-repeated="2" office:value-type="string" calcext:value-type="string">
            <text:p>fra</text:p>
          </table:table-cell>
          <table:table-cell table:formula="of:=IF([.C197]=[.B19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198]=[.B19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fra</text:p>
          </table:table-cell>
          <table:table-cell table:formula="of:=IF([.C199]=[.B19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té</text:p>
          </table:table-cell>
          <table:table-cell table:number-columns-repeated="2" office:value-type="string" calcext:value-type="string">
            <text:p>fra</text:p>
          </table:table-cell>
          <table:table-cell table:formula="of:=IF([.C200]=[.B20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fra</text:p>
          </table:table-cell>
          <table:table-cell table:formula="of:=IF([.C201]=[.B20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e,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fra</text:p>
          </table:table-cell>
          <table:table-cell table:formula="of:=IF([.C202]=[.B20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nsidarendu</text:p>
          </table:table-cell>
          <table:table-cell table:number-columns-repeated="2" office:value-type="string" calcext:value-type="string">
            <text:p>cos</text:p>
          </table:table-cell>
          <table:table-cell table:formula="of:=IF([.C203]=[.B20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’elli</text:p>
          </table:table-cell>
          <table:table-cell table:number-columns-repeated="2" office:value-type="string" calcext:value-type="string">
            <text:p>cos</text:p>
          </table:table-cell>
          <table:table-cell table:formula="of:=IF([.C204]=[.B20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u</text:p>
          </table:table-cell>
          <table:table-cell table:number-columns-repeated="2" office:value-type="string" calcext:value-type="string">
            <text:p>cos</text:p>
          </table:table-cell>
          <table:table-cell table:formula="of:=IF([.C205]=[.B20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umissu</text:p>
          </table:table-cell>
          <table:table-cell table:number-columns-repeated="2" office:value-type="string" calcext:value-type="string">
            <text:p>cos</text:p>
          </table:table-cell>
          <table:table-cell table:formula="of:=IF([.C206]=[.B20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os</text:p>
          </table:table-cell>
          <table:table-cell table:formula="of:=IF([.C207]=[.B20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i</text:p>
          </table:table-cell>
          <table:table-cell table:number-columns-repeated="2" office:value-type="string" calcext:value-type="string">
            <text:p>cos</text:p>
          </table:table-cell>
          <table:table-cell table:formula="of:=IF([.C208]=[.B20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mbri</text:p>
          </table:table-cell>
          <table:table-cell table:number-columns-repeated="2" office:value-type="string" calcext:value-type="string">
            <text:p>cos</text:p>
          </table:table-cell>
          <table:table-cell table:formula="of:=IF([.C209]=[.B20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210]=[.B21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à,</text:p>
          </table:table-cell>
          <table:table-cell table:number-columns-repeated="2" office:value-type="string" calcext:value-type="string">
            <text:p>cos</text:p>
          </table:table-cell>
          <table:table-cell table:formula="of:=IF([.C211]=[.B2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ù</text:p>
          </table:table-cell>
          <table:table-cell table:number-columns-repeated="2" office:value-type="string" calcext:value-type="string">
            <text:p>cos</text:p>
          </table:table-cell>
          <table:table-cell table:formula="of:=IF([.C212]=[.B21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aiutu</text:p>
          </table:table-cell>
          <table:table-cell table:number-columns-repeated="2" office:value-type="string" calcext:value-type="string">
            <text:p>cos</text:p>
          </table:table-cell>
          <table:table-cell table:formula="of:=IF([.C213]=[.B21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214]=[.B21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Urganisazioni</text:p>
          </table:table-cell>
          <table:table-cell table:number-columns-repeated="2" office:value-type="string" calcext:value-type="string">
            <text:p>cos</text:p>
          </table:table-cell>
          <table:table-cell table:formula="of:=IF([.C215]=[.B21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216]=[.B21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os</text:p>
          </table:table-cell>
          <table:table-cell table:formula="of:=IF([.C217]=[.B21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zioni</text:p>
          </table:table-cell>
          <table:table-cell table:number-columns-repeated="2" office:value-type="string" calcext:value-type="string">
            <text:p>cos</text:p>
          </table:table-cell>
          <table:table-cell table:formula="of:=IF([.C218]=[.B21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i,</text:p>
          </table:table-cell>
          <table:table-cell table:number-columns-repeated="2" office:value-type="string" calcext:value-type="string">
            <text:p>cos</text:p>
          </table:table-cell>
          <table:table-cell table:formula="of:=IF([.C219]=[.B21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’elli</text:p>
          </table:table-cell>
          <table:table-cell table:number-columns-repeated="2" office:value-type="string" calcext:value-type="string">
            <text:p>cos</text:p>
          </table:table-cell>
          <table:table-cell table:formula="of:=IF([.C220]=[.B22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nu</text:p>
          </table:table-cell>
          <table:table-cell table:number-columns-repeated="2" office:value-type="string" calcext:value-type="string">
            <text:p>cos</text:p>
          </table:table-cell>
          <table:table-cell table:formula="of:=IF([.C221]=[.B22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spittati</text:p>
          </table:table-cell>
          <table:table-cell table:number-columns-repeated="2" office:value-type="string" calcext:value-type="string">
            <text:p>cos</text:p>
          </table:table-cell>
          <table:table-cell table:formula="of:=IF([.C222]=[.B22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cos</text:p>
          </table:table-cell>
          <table:table-cell table:formula="of:=IF([.C223]=[.B22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u</text:p>
          </table:table-cell>
          <table:table-cell table:number-columns-repeated="2" office:value-type="string" calcext:value-type="string">
            <text:p>cos</text:p>
          </table:table-cell>
          <table:table-cell table:formula="of:=IF([.C224]=[.B2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cos</text:p>
          </table:table-cell>
          <table:table-cell table:formula="of:=IF([.C225]=[.B22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cos</text:p>
          </table:table-cell>
          <table:table-cell table:formula="of:=IF([.C226]=[.B22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ndu</text:p>
          </table:table-cell>
          <table:table-cell table:number-columns-repeated="2" office:value-type="string" calcext:value-type="string">
            <text:p>cos</text:p>
          </table:table-cell>
          <table:table-cell table:formula="of:=IF([.C227]=[.B22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u</text:p>
          </table:table-cell>
          <table:table-cell table:number-columns-repeated="2" office:value-type="string" calcext:value-type="string">
            <text:p>cos</text:p>
          </table:table-cell>
          <table:table-cell table:formula="of:=IF([.C228]=[.B22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os</text:p>
          </table:table-cell>
          <table:table-cell table:formula="of:=IF([.C229]=[.B22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i</text:p>
          </table:table-cell>
          <table:table-cell table:number-columns-repeated="2" office:value-type="string" calcext:value-type="string">
            <text:p>cos</text:p>
          </table:table-cell>
          <table:table-cell table:formula="of:=IF([.C230]=[.B23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cos</text:p>
          </table:table-cell>
          <table:table-cell table:formula="of:=IF([.C231]=[.B23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mu</text:p>
          </table:table-cell>
          <table:table-cell table:number-columns-repeated="2" office:value-type="string" calcext:value-type="string">
            <text:p>cos</text:p>
          </table:table-cell>
          <table:table-cell table:formula="of:=IF([.C232]=[.B23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 table:number-columns-repeated="2" office:value-type="string" calcext:value-type="string">
            <text:p>cos</text:p>
          </table:table-cell>
          <table:table-cell table:formula="of:=IF([.C233]=[.B23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os</text:p>
          </table:table-cell>
          <table:table-cell table:formula="of:=IF([.C234]=[.B23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tà</text:p>
          </table:table-cell>
          <table:table-cell table:number-columns-repeated="2" office:value-type="string" calcext:value-type="string">
            <text:p>cos</text:p>
          </table:table-cell>
          <table:table-cell table:formula="of:=IF([.C235]=[.B23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damintali,</text:p>
          </table:table-cell>
          <table:table-cell table:number-columns-repeated="2" office:value-type="string" calcext:value-type="string">
            <text:p>cos</text:p>
          </table:table-cell>
          <table:table-cell table:formula="of:=IF([.C236]=[.B23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érant</text:p>
          </table:table-cell>
          <table:table-cell table:number-columns-repeated="2" office:value-type="string" calcext:value-type="string">
            <text:p>fra</text:p>
          </table:table-cell>
          <table:table-cell table:formula="of:=IF([.C237]=[.B23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fra</text:p>
          </table:table-cell>
          <table:table-cell table:formula="of:=IF([.C238]=[.B23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239]=[.B23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240]=[.B24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te</text:p>
          </table:table-cell>
          <table:table-cell table:number-columns-repeated="2" office:value-type="string" calcext:value-type="string">
            <text:p>fra</text:p>
          </table:table-cell>
          <table:table-cell table:formula="of:=IF([.C241]=[.B24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fra</text:p>
          </table:table-cell>
          <table:table-cell table:formula="of:=IF([.C242]=[.B24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uples</text:p>
          </table:table-cell>
          <table:table-cell table:number-columns-repeated="2" office:value-type="string" calcext:value-type="string">
            <text:p>fra</text:p>
          </table:table-cell>
          <table:table-cell table:formula="of:=IF([.C243]=[.B24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fra</text:p>
          </table:table-cell>
          <table:table-cell table:formula="of:=IF([.C244]=[.B24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ions</text:p>
          </table:table-cell>
          <table:table-cell table:number-columns-repeated="2" office:value-type="string" calcext:value-type="string">
            <text:p>fra</text:p>
          </table:table-cell>
          <table:table-cell table:formula="of:=IF([.C245]=[.B24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es</text:p>
          </table:table-cell>
          <table:table-cell table:number-columns-repeated="2" office:value-type="string" calcext:value-type="string">
            <text:p>fra</text:p>
          </table:table-cell>
          <table:table-cell table:formula="of:=IF([.C246]=[.B24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table:number-columns-repeated="2" office:value-type="string" calcext:value-type="string">
            <text:p>fra</text:p>
          </table:table-cell>
          <table:table-cell table:formula="of:=IF([.C247]=[.B24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lamé</text:p>
          </table:table-cell>
          <table:table-cell table:number-columns-repeated="2" office:value-type="string" calcext:value-type="string">
            <text:p>fra</text:p>
          </table:table-cell>
          <table:table-cell table:formula="of:=IF([.C248]=[.B24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249]=[.B24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uveau</text:p>
          </table:table-cell>
          <table:table-cell table:number-columns-repeated="2" office:value-type="string" calcext:value-type="string">
            <text:p>fra</text:p>
          </table:table-cell>
          <table:table-cell table:formula="of:=IF([.C250]=[.B25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ur</text:p>
          </table:table-cell>
          <table:table-cell table:number-columns-repeated="2" office:value-type="string" calcext:value-type="string">
            <text:p>fra</text:p>
          </table:table-cell>
          <table:table-cell table:formula="of:=IF([.C251]=[.B25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i</text:p>
          </table:table-cell>
          <table:table-cell table:number-columns-repeated="2" office:value-type="string" calcext:value-type="string">
            <text:p>fra</text:p>
          </table:table-cell>
          <table:table-cell table:formula="of:=IF([.C252]=[.B25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253]=[.B25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fra</text:p>
          </table:table-cell>
          <table:table-cell table:formula="of:=IF([.C254]=[.B25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55]=[.B25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56]=[.B25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s,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57]=[.B25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258]=[.B25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259]=[.B25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nité</text:p>
          </table:table-cell>
          <table:table-cell table:number-columns-repeated="2" office:value-type="string" calcext:value-type="string">
            <text:p>fra</text:p>
          </table:table-cell>
          <table:table-cell table:formula="of:=IF([.C260]=[.B26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261]=[.B26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262]=[.B26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eur</text:p>
          </table:table-cell>
          <table:table-cell table:number-columns-repeated="2" office:value-type="string" calcext:value-type="string">
            <text:p>fra</text:p>
          </table:table-cell>
          <table:table-cell table:formula="of:=IF([.C263]=[.B26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264]=[.B26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fra</text:p>
          </table:table-cell>
          <table:table-cell table:formula="of:=IF([.C265]=[.B26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eng</text:p>
          </table:table-cell>
          <table:table-cell table:formula="of:=IF([.C266]=[.B26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eng</text:p>
          </table:table-cell>
          <table:table-cell table:formula="of:=IF([.C267]=[.B26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ng</text:p>
          </table:table-cell>
          <table:table-cell table:formula="of:=IF([.C268]=[.B26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eng</text:p>
          </table:table-cell>
          <table:table-cell table:formula="of:=IF([.C269]=[.B26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eng</text:p>
          </table:table-cell>
          <table:table-cell table:formula="of:=IF([.C270]=[.B27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 office:value-type="string" calcext:value-type="string">
            <text:p>eng</text:p>
          </table:table-cell>
          <table:table-cell table:formula="of:=IF([.C271]=[.B27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s</text:p>
          </table:table-cell>
          <table:table-cell table:number-columns-repeated="2" office:value-type="string" calcext:value-type="string">
            <text:p>eng</text:p>
          </table:table-cell>
          <table:table-cell table:formula="of:=IF([.C272]=[.B27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eng</text:p>
          </table:table-cell>
          <table:table-cell table:formula="of:=IF([.C273]=[.B27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eng</text:p>
          </table:table-cell>
          <table:table-cell table:formula="of:=IF([.C274]=[.B27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eng</text:p>
          </table:table-cell>
          <table:table-cell table:formula="of:=IF([.C275]=[.B27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men,</text:p>
          </table:table-cell>
          <table:table-cell table:number-columns-repeated="2" office:value-type="string" calcext:value-type="string">
            <text:p>eng</text:p>
          </table:table-cell>
          <table:table-cell table:formula="of:=IF([.C276]=[.B27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277]=[.B27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’ils</text:p>
          </table:table-cell>
          <table:table-cell table:number-columns-repeated="2" office:value-type="string" calcext:value-type="string">
            <text:p>fra</text:p>
          </table:table-cell>
          <table:table-cell table:formula="of:=IF([.C278]=[.B27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fra</text:p>
          </table:table-cell>
          <table:table-cell table:formula="of:=IF([.C279]=[.B27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nt</text:p>
          </table:table-cell>
          <table:table-cell table:number-columns-repeated="2" office:value-type="string" calcext:value-type="string">
            <text:p>fra</text:p>
          </table:table-cell>
          <table:table-cell table:formula="of:=IF([.C280]=[.B28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éclarés</text:p>
          </table:table-cell>
          <table:table-cell table:number-columns-repeated="2" office:value-type="string" calcext:value-type="string">
            <text:p>fra</text:p>
          </table:table-cell>
          <table:table-cell table:formula="of:=IF([.C281]=[.B28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ésolus</text:p>
          </table:table-cell>
          <table:table-cell table:number-columns-repeated="2" office:value-type="string" calcext:value-type="string">
            <text:p>fra</text:p>
          </table:table-cell>
          <table:table-cell table:formula="of:=IF([.C282]=[.B28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283]=[.B28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voriser</text:p>
          </table:table-cell>
          <table:table-cell table:number-columns-repeated="2" office:value-type="string" calcext:value-type="string">
            <text:p>fra</text:p>
          </table:table-cell>
          <table:table-cell table:formula="of:=IF([.C284]=[.B28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fra</text:p>
          </table:table-cell>
          <table:table-cell table:formula="of:=IF([.C285]=[.B28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grès</text:p>
          </table:table-cell>
          <table:table-cell table:number-columns-repeated="2" office:value-type="string" calcext:value-type="string">
            <text:p>fra</text:p>
          </table:table-cell>
          <table:table-cell table:formula="of:=IF([.C286]=[.B28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fra</text:p>
          </table:table-cell>
          <table:table-cell table:formula="of:=IF([.C287]=[.B28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fra</text:p>
          </table:table-cell>
          <table:table-cell table:formula="of:=IF([.C288]=[.B28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 table:number-columns-repeated="2" office:value-type="string" calcext:value-type="string">
            <text:p>fra</text:p>
          </table:table-cell>
          <table:table-cell table:formula="of:=IF([.C289]=[.B28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staurer</text:p>
          </table:table-cell>
          <table:table-cell table:number-columns-repeated="2" office:value-type="string" calcext:value-type="string">
            <text:p>fra</text:p>
          </table:table-cell>
          <table:table-cell table:formula="of:=IF([.C290]=[.B29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fra</text:p>
          </table:table-cell>
          <table:table-cell table:formula="of:=IF([.C291]=[.B29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illeures</text:p>
          </table:table-cell>
          <table:table-cell table:number-columns-repeated="2" office:value-type="string" calcext:value-type="string">
            <text:p>fra</text:p>
          </table:table-cell>
          <table:table-cell table:formula="of:=IF([.C292]=[.B29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93]=[.B29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94]=[.B29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formula="of:=IF([.C295]=[.B29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2" office:value-type="string" calcext:value-type="string">
            <text:p>fra</text:p>
          </table:table-cell>
          <table:table-cell table:formula="of:=IF([.C296]=[.B29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fra</text:p>
          </table:table-cell>
          <table:table-cell table:formula="of:=IF([.C297]=[.B29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berté</text:p>
          </table:table-cell>
          <table:table-cell table:number-columns-repeated="2" office:value-type="string" calcext:value-type="string">
            <text:p>fra</text:p>
          </table:table-cell>
          <table:table-cell table:formula="of:=IF([.C298]=[.B29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fra</text:p>
          </table:table-cell>
          <table:table-cell table:formula="of:=IF([.C299]=[.B29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e,</text:p>
          </table:table-cell>
          <table:table-cell table:number-columns-repeated="2" office:value-type="string" calcext:value-type="string">
            <text:p>fra</text:p>
          </table:table-cell>
          <table:table-cell table:formula="of:=IF([.C300]=[.B30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.D2:.D300])" office:value-type="float" office:value="288" calcext:value-type="float">
            <text:p>288</text:p>
          </table:table-cell>
          <table:table-cell table:formula="of:=SUM([.E2:.E300])" office:value-type="float" office:value="299" calcext:value-type="float">
            <text:p>299</text:p>
          </table:table-cell>
          <table:table-cell table:style-name="ce1" table:formula="of:=[.D302]/[.E302]" office:value-type="percentage" office:value="0.963210702341137" calcext:value-type="percentage">
            <text:p>96,32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7T15:54:23.485119725</dc:date>
    <meta:editing-duration>PT6M31S</meta:editing-duration>
    <meta:editing-cycles>1</meta:editing-cycles>
    <meta:document-statistic meta:table-count="1" meta:cell-count="1499" meta:object-count="0"/>
    <meta:generator>LibreOffice/6.4.7.2$Linux_X86_64 LibreOffice_project/40$Build-2</meta:generator>
  </office:meta>
</office:document-meta>
</file>